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Объект1" text:anchor-type="as-char" svg:y="-2.097cm" svg:width="12.076cm" svg:height="2.86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21:49:33.065000000</meta:creation-date>
    <dc:date>2020-11-03T22:52:01.538000000</dc:date>
    <meta:editing-duration>PT36M43S</meta:editing-duration>
    <meta:editing-cycles>3</meta:editing-cycles>
    <meta:generator>LibreOffice/7.0.1.2$Windows_x86 LibreOffice_project/7cbcfc562f6eb6708b5ff7d7397325de9e76445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z</mi>
      <mo stretchy="false">=</mo>
      <mrow>
        <mfrac>
          <mroot>
            <mrow>
              <mfrac>
                <mrow>
                  <mn>25</mn>
                  <mrow>
                    <mi>x</mi>
                    <mo stretchy="false">+</mo>
                    <msup>
                      <mi mathvariant="normal">e</mi>
                      <mrow>
                        <mi>x</mi>
                        <mo stretchy="false">+</mo>
                        <mn>1</mn>
                      </mrow>
                    </msup>
                  </mrow>
                </mrow>
                <mrow>
                  <mn>2</mn>
                  <mi>cos</mi>
                  <mrow>
                    <mo fence="true" stretchy="false">(</mo>
                    <mrow>
                      <mrow>
                        <mn>8</mn>
                        <msup>
                          <mi>x</mi>
                          <mrow/>
                        </msup>
                      </mrow>
                    </mrow>
                    <mo fence="true" stretchy="false">)</mo>
                  </mrow>
                </mrow>
              </mfrac>
              <mrow>
                <msup>
                  <mi mathvariant="normal">e</mi>
                  <mrow>
                    <mi>x</mi>
                    <mo stretchy="false">+</mo>
                    <mn>5</mn>
                  </mrow>
                </msup>
                <mo stretchy="false">+</mo>
                <mrow>
                  <msup>
                    <mi mathvariant="normal">e</mi>
                    <mi>x</mi>
                  </msup>
                  <mo stretchy="false">∗</mo>
                  <mn>2</mn>
                </mrow>
              </mrow>
              <mi>cos</mi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</mrow>
            <mrow>
              <mn>2</mn>
              <mi>ln</mi>
            </mrow>
          </mroot>
          <mroot>
            <mrow>
              <mrow>
                <msup>
                  <mi mathvariant="normal">e</mi>
                  <mrow>
                    <mi>x</mi>
                    <mo stretchy="false">+</mo>
                    <mn>1</mn>
                  </mrow>
                </msup>
                <mo stretchy="false">∗</mo>
                <mi>sin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n>2</mn>
          </mroot>
        </mfrac>
        <mo stretchy="false">+</mo>
        <mrow>
          <mo fence="true" stretchy="true">|</mo>
          <mrow>
            <mrow>
              <mn>10</mn>
              <mrow>
                <mi>x</mi>
                <mo stretchy="false">+</mo>
                <msup>
                  <mi mathvariant="normal">x</mi>
                  <mi>x</mi>
                </msup>
              </mrow>
            </mrow>
          </mrow>
          <mo fence="true" stretchy="true">|</mo>
        </mrow>
      </mrow>
    </mrow>
    <annotation encoding="StarMath 5.0">z={nroot{2ln}{{25x+func e^{x+1} } over {2 cos(8x^{} ) } func e^{x+5}+ func e^{x}*2 cos(3x)} } over { nroot{2}{ func e^{x+1}* sin(x)  } } + abs{10x+ func x^{x} } </annotation>
  </semantics>
</math>
</file>